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Обычный_20__28_веб_29_">
      <style:paragraph-properties fo:margin-left="-0.25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2" style:family="paragraph" style:parent-style-name="Обычный_20__28_веб_29_">
      <style:paragraph-properties fo:margin-left="-0.25cm" fo:margin-right="0cm" fo:margin-top="0cm" fo:margin-bottom="0cm" loext:contextual-spacing="false" fo:line-height="150%" fo:text-align="justify" style:justify-single-word="false" fo:text-indent="1.249cm" style:auto-text-indent="false"/>
    </style:style>
    <style:style style:name="P3" style:family="paragraph" style:parent-style-name="Standard">
      <style:paragraph-properties fo:margin-left="0.051cm" fo:margin-right="0cm" fo:line-height="150%" fo:text-align="center" style:justify-single-word="false" fo:text-indent="0cm" style:auto-text-indent="false"/>
    </style:style>
    <style:style style:name="P4" style:family="paragraph" style:parent-style-name="Standard">
      <style:paragraph-properties fo:margin-left="0.051cm" fo:margin-right="0cm" fo:line-height="150%" fo:text-align="end" style:justify-single-word="false" fo:text-indent="0cm" style:auto-text-indent="false"/>
      <style:text-properties fo:color="#ff0000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master-page-name="Standard">
      <style:paragraph-properties fo:margin-left="0.051cm" fo:margin-right="0cm" fo:line-height="150%" fo:text-align="center" style:justify-single-word="false" fo:text-indent="0cm" style:auto-text-indent="false" style:page-number="auto"/>
      <style:text-properties fo:color="#ff0000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/>
      <style:text-properties fo:color="#000000" fo:font-size="14pt" fo:letter-spacing="-0.002cm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/>
      <style:text-properties fo:color="#000000" fo:font-size="14pt" style:font-size-asian="14pt" style:font-size-complex="14pt" style:font-weight-complex="bold"/>
    </style:style>
    <style:style style:name="P9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line-height="150%">
        <style:tab-stops>
          <style:tab-stop style:position="5.546cm"/>
        </style:tab-stops>
      </style:paragraph-properties>
      <style:text-properties fo:color="#000000" fo:font-size="14pt" fo:letter-spacing="-0.005cm" style:font-name-asian="Times New Roman" style:font-size-asian="14pt" style:font-size-complex="14pt"/>
    </style:style>
    <style:style style:name="P11" style:family="paragraph" style:parent-style-name="Standard">
      <style:paragraph-properties fo:line-height="150%"/>
      <style:text-properties fo:color="#ff0000" fo:font-size="14pt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61cm" style:auto-text-indent="false"/>
      <style:text-properties fo:color="#ff0000" fo:font-size="14pt" fo:letter-spacing="0.002cm" fo:font-style="italic" style:font-size-asian="14pt" style:font-style-asian="italic" style:font-size-complex="14pt"/>
    </style:style>
    <style:style style:name="P13" style:family="paragraph" style:parent-style-name="Standard">
      <style:paragraph-properties fo:margin-left="-0.25cm" fo:margin-right="0cm" fo:margin-top="0cm" fo:margin-bottom="0cm" loext:contextual-spacing="true" fo:line-height="150%" fo:text-align="justify" style:justify-single-word="false" fo:text-indent="1.251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4" style:family="paragraph" style:parent-style-name="Standard">
      <style:paragraph-properties fo:margin-left="-0.25cm" fo:margin-right="0cm" fo:line-height="150%" fo:text-align="justify" style:justify-single-word="false" fo:text-indent="1.251cm" style:auto-text-indent="false"/>
    </style:style>
    <style:style style:name="P15" style:family="paragraph" style:parent-style-name="Standard">
      <style:paragraph-properties fo:margin-left="-0.25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6" style:family="paragraph" style:parent-style-name="Standard">
      <style:paragraph-properties fo:margin-left="-0.25cm" fo:margin-right="0cm" fo:line-height="150%" fo:text-align="justify" style:justify-single-word="false" fo:text-indent="1.249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weight-complex="bold"/>
    </style:style>
    <style:style style:name="T5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0000" fo:font-size="14pt" fo:letter-spacing="0.002cm" fo:font-style="italic" style:font-size-asian="14pt" style:font-style-asian="italic" style:font-size-complex="14pt"/>
    </style:style>
    <style:style style:name="T7" style:family="text">
      <style:text-properties fo:color="#ff0000" fo:font-size="14pt" fo:font-style="italic" style:font-size-asian="14pt" style:font-style-asian="italic" style:font-size-complex="14pt"/>
    </style:style>
    <style:style style:name="T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fo:font-size="14pt" fo:letter-spacing="0.002cm" style:font-size-asian="14pt" style:font-size-complex="14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000000" fo:font-size="14pt" style:font-size-asian="14pt" style:font-size-complex="14pt" style:font-weight-complex="bold"/>
    </style:style>
    <style:style style:name="T12" style:family="text">
      <style:text-properties fo:color="#000000" fo:font-size="14pt" fo:letter-spacing="0.004cm" style:font-size-asian="14pt" style:font-size-complex="14pt"/>
    </style:style>
    <style:style style:name="T13" style:family="text">
      <style:text-properties fo:color="#000000" fo:font-size="14pt" fo:letter-spacing="-0.002cm" style:font-size-asian="14pt" style:font-size-complex="14pt"/>
    </style:style>
    <style:style style:name="T14" style:family="text">
      <style:text-properties fo:color="#000000" fo:font-size="14pt" fo:letter-spacing="-0.002cm" style:font-name-asian="Times New Roman" style:font-size-asian="14pt" style:font-size-complex="14pt"/>
    </style:style>
    <style:style style:name="T15" style:family="text">
      <style:text-properties fo:color="#000000" fo:font-size="14pt" style:font-name-asian="Times New Roman" style:font-size-asian="14pt" style:font-size-complex="14pt"/>
    </style:style>
    <style:style style:name="T16" style:family="text">
      <style:text-properties style:font-name-asian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(ПРИМЕР)</text:p>
      <text:p text:style-name="P3"><text:span text:style-name="T8">ОТЗЫВ НАУЧНОГО РУКОВОДИТЕЛЯ/КОНСУЛЬТАНТА <text:s/></text:span></text:p>
      <text:p text:style-name="P12">Отзыв пишется о соискателе, а не о диссертации!</text:p>
      <text:p text:style-name="P1"><text:span text:style-name="T9">Ф.И.О окончил(а)</text:span><text:span text:style-name="T10"> федеральное государственное автономное образовательное учреждение высшего образования «Российский университет дружбы народов» в 20__ </text:span><text:span text:style-name="T3">году </text:span><text:span text:style-name="T7">(см. по диплому)</text:span><text:span text:style-name="T10"> и был зачислен в очную (заочную) аспирантуру на </text:span><text:span text:style-name="T12">кафедру _____ РУДН.</text:span></text:p>
      <text:p text:style-name="P1"><text:span text:style-name="T3">За время обучения в аспирантуре проявил себя грамотным, высоко эрудированным специалистом, имеющим широкий профессиональный кругозор и большой интерес к научному поиску. Выполняя диссертационное исследование, показал себя…. </text:span></text:p>
      <text:p text:style-name="P1"><text:span text:style-name="T9">Благодаря своему трудолюбию и исполнительности он не только завершил и оформил свою работу в положенный срок, но и представил ее результаты в публикациях. </text:span></text:p>
      <text:p text:style-name="P2"><text:span text:style-name="T3">В ходе сбора и анализа материала и написания данной работы показал себя зрелым научным работником, поднявшим важную и весьма сложную проблематику, касающуюся ________________.</text:span></text:p>
      <text:p text:style-name="P13"><text:span text:style-name="T9">ФИО </text:span><text:span text:style-name="T10">являлся участником ряда научных и научно-практических конференций: «_____» (РУДН, 2012), «____» (МГУ, 2013) и др.</text:span></text:p>
      <text:p text:style-name="P14"><text:span text:style-name="T3">Наряду с исследовательской работой, в период обучения в аспирантуре показал себя грамотным, эрудированным преподавателем. </text:span><text:span text:style-name="T10">В этой связи следует отметить инициативность, целеустремленность, ответственность, умение вести научный поиск, большую работу с источниками на иностранном языке. </text:span></text:p>
      <text:p text:style-name="P15">Говоря о личных качествах нельзя не сказать, что ФИО человек умеющий брать на себя ответственность и пользующийся заслуженным авторитетом и уважением среди студентов и сотрудников кафедры. </text:p>
      <text:p text:style-name="P16"><text:span text:style-name="T14"><text:s/></text:span><text:span text:style-name="T13">Считаю, что диссертационная работа </text:span><text:span text:style-name="T9">ФИО</text:span><text:span text:style-name="T13"> является законченным, оригинальным, самостоятельно выполненным научным исследованием и может быть представлена к защите. </text:span></text:p>
      <text:p text:style-name="P7"/>
      <text:p text:style-name="P8">Научный руководитель:</text:p>
      <text:p text:style-name="P9">Ученая степень (шифр специальности),</text:p>
      <text:p text:style-name="P9"><text:span text:style-name="T16"><text:s/></text:span>ученое звание,</text:p>
      <text:p text:style-name="P6"><text:span text:style-name="T15"><text:s/></text:span><text:span text:style-name="T10">должность,</text:span></text:p>
      <text:p text:style-name="P6"><text:span text:style-name="T15"><text:s/></text:span><text:span text:style-name="T10">место работы <text:s text:c="69"/>ФИО (полностью)</text:span></text:p>
      <text:p text:style-name="P9"/>
      <text:p text:style-name="P11">Дата - до заключения кафедры!</text:p>
      <text:p text:style-name="P9"/>
      <text:p text:style-name="P9">(адрес организации)</text:p>
      <text:p text:style-name="P9">эл. почта:</text:p>
      <text:p text:style-name="P9">тел.:</text:p>
      <text:p text:style-name="P10"><text:s text:c="73"/></text:p>
      <text:p text:style-name="P6"><text:soft-page-break/><text:span text:style-name="T10">Подпись ФИО заверяю.</text:span></text:p>
      <text:p text:style-name="P6"><text:span text:style-name="T9">Ученый секретарь Ученого совета </text:span></text:p>
      <text:p text:style-name="P6"><text:span text:style-name="T9">факультета <text:s text:c="73"/>ФИО</text:span></text:p>
      <text:p text:style-name="P6"><text:span text:style-name="T10"><text:tab/><text:tab/><text:tab/><text:tab/><text:tab/><text:tab/><text:tab/><text:tab/> </text:span></text:p>
      <text:p text:style-name="P11">ГЕРБОВАЯ ПЕЧАТ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orphans="2" fo:widows="2" style:text-autospace="ideograph-alpha"/>
      <style:text-properties fo:font-size="12pt" style:font-size-asian="12pt" style:font-size-complex="12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orphans="2" fo:widows="2" fo:text-indent="1.27cm" style:auto-text-indent="false" style:text-autospace="ideograph-alpha">
        <style:tab-stops>
          <style:tab-stop style:position="0cm"/>
        </style:tab-stops>
      </style:paragraph-properties>
      <style:text-properties fo:font-size="14pt" style:font-name-asian="Times New Roman" style:font-family-asian="'Times New Roman'" style:font-family-generic-asian="roman" style:font-pitch-asian="variable" style:font-size-asian="14pt" style:font-size-complex="14pt" style:font-weight-complex="bold"/>
    </style:style>
    <style:style style:name="WW8Num1z0" style:family="text">
      <style:text-properties fo:font-weight="normal" style:font-weight-asian="normal" style:font-weight-complex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501cm" fo:margin-left="3.501cm" fo:margin-right="1.75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ОТЗЫВ   НАУЧНОГО   РУКОВОДИТЕЛЯ</dc:title>
    <dc:subject/>
    <meta:keyword/>
    <meta:initial-creator>teacher</meta:initial-creator>
    <meta:creation-date>2019-02-12T23:38:00</meta:creation-date>
    <dc:creator>Пользователь</dc:creator>
    <dc:date>2024-03-11T15:49:00</dc:date>
    <meta:print-date>2014-08-01T13:41:00</meta:print-date>
    <meta:editing-cycles>10</meta:editing-cycles>
    <meta:editing-duration>PT23M</meta:editing-duration>
    <meta:document-statistic meta:table-count="0" meta:image-count="0" meta:object-count="0" meta:page-count="2" meta:paragraph-count="26" meta:word-count="241" meta:character-count="2121" meta:non-whitespace-character-count="1668"/>
    <meta:generator>LibreOffice/6.0.7.3$Linux_X86_64 LibreOffice_project/dc89aa7a9eabfd848af146d5086077aeed2ae4a5</meta:generator>
  </office:meta>
</office:document-meta>
</file>